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606cm" svg:y1="2.294cm" svg:x2="9.606cm" svg:y2="11.794cm">
          <text:p/>
        </draw:line>
        <draw:line draw:style-name="gr2" draw:text-style-name="P1" draw:layer="layout" svg:x1="3.606cm" svg:y1="6.794cm" svg:x2="16.106cm" svg:y2="6.794cm">
          <text:p/>
        </draw:line>
        <draw:custom-shape draw:style-name="gr3" draw:text-style-name="P1" draw:layer="layout" svg:width="0.495cm" svg:height="0.5cm" svg:x="6.376cm" svg:y="2.759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1" draw:layer="layout" svg:width="0.5cm" svg:height="0.5cm" svg:x="11.595cm" svg:y="5.173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1" draw:layer="layout" svg:x1="6.606cm" svg:y1="2.294cm" svg:x2="6.606cm" svg:y2="6.794cm">
          <text:p/>
        </draw:line>
        <draw:line draw:style-name="gr4" draw:text-style-name="P1" draw:layer="layout" svg:x1="9.649cm" svg:y1="3.01cm" svg:x2="3.882cm" svg:y2="2.98cm">
          <text:p/>
        </draw:line>
        <draw:custom-shape draw:style-name="gr3" draw:text-style-name="P1" draw:layer="layout" svg:width="0.5cm" svg:height="0.5cm" svg:x="4.966cm" svg:y="4.96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1" draw:layer="layout" svg:width="0.5cm" svg:height="0.5cm" svg:x="7.552cm" svg:y="5.14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1" draw:layer="layout" svg:width="0.5cm" svg:height="0.5cm" svg:x="9.395cm" svg:y="6.48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1" draw:layer="layout" svg:width="0.5cm" svg:height="0.5cm" svg:x="5.589cm" svg:y="5.82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1" draw:layer="layout" svg:x1="5.279cm" svg:y1="2.95cm" svg:x2="5.249cm" svg:y2="6.756cm">
          <text:p/>
        </draw:line>
        <draw:line draw:style-name="gr4" draw:text-style-name="P1" draw:layer="layout" svg:x1="6.587cm" svg:y1="5.18cm" svg:x2="3.763cm" svg:y2="5.21cm">
          <text:p/>
        </draw:line>
        <draw:custom-shape draw:style-name="gr3" draw:text-style-name="P1" draw:layer="layout" svg:width="0.5cm" svg:height="0.5cm" svg:x="7.047cm" svg:y="7.7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5" draw:layer="layout" svg:width="0.853cm" svg:height="0.962cm" svg:x="9.767cm" svg:y="5.864cm">
          <draw:text-box>
            <text:p>1</text:p>
          </draw:text-box>
        </draw:frame>
        <draw:frame draw:style-name="gr5" draw:layer="layout" svg:width="0.853cm" svg:height="0.962cm" svg:x="11.789cm" svg:y="5.388cm">
          <draw:text-box>
            <text:p>2</text:p>
          </draw:text-box>
        </draw:frame>
        <draw:frame draw:style-name="gr5" draw:layer="layout" svg:width="0.853cm" svg:height="0.962cm" svg:x="6.618cm" svg:y="2.088cm">
          <draw:text-box>
            <text:p>3</text:p>
          </draw:text-box>
        </draw:frame>
        <draw:frame draw:style-name="gr6" draw:layer="layout" svg:width="0.853cm" svg:height="0.963cm" svg:x="5.864cm" svg:y="5.414cm">
          <draw:text-box>
            <text:p>5</text:p>
          </draw:text-box>
        </draw:frame>
        <draw:frame draw:style-name="gr6" draw:layer="layout" svg:width="0.853cm" svg:height="0.963cm" svg:x="5.15cm" svg:y="4.344cm">
          <draw:text-box>
            <text:p>4</text:p>
          </draw:text-box>
        </draw:frame>
        <draw:frame draw:style-name="gr6" draw:layer="layout" svg:width="0.853cm" svg:height="0.963cm" svg:x="7.47cm" svg:y="7.377cm">
          <draw:text-box>
            <text:p>6</text:p>
          </draw:text-box>
        </draw:frame>
        <draw:frame draw:style-name="gr6" draw:layer="layout" svg:width="0.853cm" svg:height="0.963cm" svg:x="7.767cm" svg:y="4.433cm">
          <draw:text-box>
            <text:p>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1cm" draw:marker-start-center="false" draw:marker-end-width="0.3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16:40:45</meta:creation-date>
    <dc:date>2010-11-01T18:04:35</dc:date>
    <meta:editing-duration>PT00H04M11S</meta:editing-duration>
    <meta:editing-cycles>2</meta:editing-cycles>
    <meta:generator>OpenOffice.org/3.2$Unix OpenOffice.org_project/320m18$Build-9502</meta:generator>
    <meta:document-statistic meta:object-count="20"/>
  </office:meta>
</office:document-meta>
</file>